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80808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cm" svg:stroke-color="#80808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808080" draw:fill="none" draw:textarea-vertical-align="middle"/>
    </style:style>
    <style:style style:name="gr6" style:family="graphic" style:parent-style-name="objectwithoutfill">
      <style:graphic-properties svg:stroke-width="0.05cm" svg:stroke-color="#000000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cm" svg:stroke-color="#808080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00" draw:marker-start="Arrow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cm" svg:stroke-color="#808080" draw:marker-start-width="0.2cm" draw:marker-end-width="0.2cm" draw:fill="none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svg:stroke-width="0.05cm" svg:stroke-color="#000000" draw:marker-start="Arrow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stroke="dash" draw:stroke-dash="Ultrafine_20_Dashed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000000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275cm" draw:marker-end-width="0.275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5" draw:id="id5" draw:layer="layout" svg:width="1cm" svg:height="1cm" svg:x="6.1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cm" svg:height="1cm" svg:x="4.6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cm" svg:height="1cm" svg:x="2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1cm" svg:y1="3.4cm" svg:x2="3.6cm" svg:y2="4.9cm" draw:start-shape="id1" draw:start-glue-point="8" draw:end-shape="id2" draw:end-glue-point="4" svg:d="m5100 3400c0 1126-1500 377-1500 1500">
          <text:p/>
        </draw:connector>
        <draw:connector draw:style-name="gr5" draw:text-style-name="P1" draw:layer="layout" draw:type="curve" svg:x1="3.6cm" svg:y1="5.9cm" svg:x2="2.7cm" svg:y2="7.4cm" draw:start-shape="id2" draw:start-glue-point="8" draw:end-shape="id3" draw:end-glue-point="4" svg:d="m3600 5900c0 1144-900 395-900 1500">
          <text:p/>
        </draw:connector>
        <draw:connector draw:style-name="gr5" draw:text-style-name="P1" draw:layer="layout" draw:type="curve" svg:x1="6.6cm" svg:y1="5.9cm" svg:x2="6.6cm" svg:y2="7.4cm" draw:start-shape="id4" draw:start-glue-point="8" draw:end-shape="id5" draw:end-glue-point="4" svg:d="m6600 5900v1500">
          <text:p/>
        </draw:connector>
        <draw:line draw:style-name="gr4" draw:text-style-name="P1" draw:layer="layout" svg:x1="7.8cm" svg:y1="6.6cm" svg:x2="8.9cm" svg:y2="6.6cm">
          <text:p/>
        </draw:line>
        <draw:connector draw:style-name="gr5" draw:text-style-name="P1" draw:layer="layout" draw:type="curve" svg:x1="5.1cm" svg:y1="3.4cm" svg:x2="6.6cm" svg:y2="4.9cm" draw:start-shape="id1" draw:start-glue-point="8" draw:end-shape="id4" draw:end-glue-point="4" svg:d="m5100 3400c0 1144 1500 395 1500 1500">
          <text:p/>
        </draw:connector>
        <draw:custom-shape draw:style-name="gr2" draw:text-style-name="P1" xml:id="id6" draw:id="id6" draw:layer="layout" svg:width="1cm" svg:height="1cm" svg:x="4.1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3.6cm" svg:y1="5.9cm" svg:x2="4.6cm" svg:y2="7.4cm" draw:start-shape="id2" draw:start-glue-point="8" draw:end-shape="id6" draw:end-glue-point="4" svg:d="m3600 5900c0 1126 1000 377 1000 1500">
          <text:p/>
        </draw:connector>
        <draw:custom-shape draw:style-name="gr2" draw:text-style-name="P1" xml:id="id2" draw:id="id2" draw:layer="layout" svg:width="1cm" svg:height="1cm" svg:x="3.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cm" svg:height="1cm" svg:x="6.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cm" svg:height="1cm" svg:x="13.1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cm" svg:height="1cm" svg:x="11.6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cm" svg:height="1cm" svg:x="9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2.1cm" svg:y1="3.4cm" svg:x2="10.6cm" svg:y2="4.9cm" draw:start-shape="id7" draw:start-glue-point="8" draw:end-shape="id8" draw:end-glue-point="4" svg:d="m12100 3400c0 1126-1500 377-1500 1500">
          <text:p/>
        </draw:connector>
        <draw:connector draw:style-name="gr5" draw:text-style-name="P1" draw:layer="layout" draw:type="curve" svg:x1="10.6cm" svg:y1="5.9cm" svg:x2="9.7cm" svg:y2="7.4cm" draw:start-shape="id8" draw:start-glue-point="8" draw:end-shape="id9" draw:end-glue-point="4" svg:d="m10600 5900c0 1126-900 377-900 1500">
          <text:p/>
        </draw:connector>
        <draw:connector draw:style-name="gr5" draw:text-style-name="P1" draw:layer="layout" draw:type="curve" svg:x1="13.6cm" svg:y1="5.9cm" svg:x2="13.6cm" svg:y2="7.4cm" draw:start-shape="id10" draw:start-glue-point="8" draw:end-shape="id11" draw:end-glue-point="4" svg:d="m13600 5900v1500">
          <text:p/>
        </draw:connector>
        <draw:line draw:style-name="gr4" draw:text-style-name="P1" draw:layer="layout" svg:x1="14.7cm" svg:y1="6.6cm" svg:x2="15.8cm" svg:y2="6.6cm">
          <text:p/>
        </draw:line>
        <draw:connector draw:style-name="gr5" draw:text-style-name="P1" draw:layer="layout" draw:type="curve" svg:x1="12.1cm" svg:y1="3.4cm" svg:x2="13.6cm" svg:y2="4.9cm" draw:start-shape="id7" draw:start-glue-point="8" draw:end-shape="id10" draw:end-glue-point="4" svg:d="m12100 3400c0 1126 1500 377 1500 1500">
          <text:p/>
        </draw:connector>
        <draw:custom-shape draw:style-name="gr1" draw:text-style-name="P1" xml:id="id12" draw:id="id12" draw:layer="layout" svg:width="1cm" svg:height="1cm" svg:x="11.1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0.6cm" svg:y1="5.9cm" svg:x2="11.6cm" svg:y2="7.4cm" draw:start-shape="id8" draw:start-glue-point="8" draw:end-shape="id12" draw:end-glue-point="4" svg:d="m10600 5900c0 1126 1000 377 1000 1500">
          <text:p/>
        </draw:connector>
        <draw:custom-shape draw:style-name="gr1" draw:text-style-name="P1" xml:id="id8" draw:id="id8" draw:layer="layout" svg:width="1cm" svg:height="1cm" svg:x="10.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cm" svg:height="1cm" svg:x="13.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1cm" svg:height="1cm" svg:x="20.1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cm" svg:height="1cm" svg:x="18.6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cm" svg:height="1cm" svg:x="16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9.1cm" svg:y1="3.4cm" svg:x2="17.6cm" svg:y2="4.9cm" draw:start-shape="id13" draw:start-glue-point="8" draw:end-shape="id14" draw:end-glue-point="4" svg:d="m19100 3400c0 1126-1500 377-1500 1500">
          <text:p/>
        </draw:connector>
        <draw:connector draw:style-name="gr5" draw:text-style-name="P1" draw:layer="layout" draw:type="curve" svg:x1="17.6cm" svg:y1="5.9cm" svg:x2="16.7cm" svg:y2="7.4cm" draw:start-shape="id14" draw:start-glue-point="8" draw:end-shape="id15" draw:end-glue-point="4" svg:d="m17600 5900c0 1126-900 377-900 1500">
          <text:p/>
        </draw:connector>
        <draw:connector draw:style-name="gr5" draw:text-style-name="P1" draw:layer="layout" draw:type="curve" svg:x1="20.6cm" svg:y1="5.9cm" svg:x2="20.6cm" svg:y2="7.4cm" draw:start-shape="id16" draw:start-glue-point="8" draw:end-shape="id17" draw:end-glue-point="4" svg:d="m20600 5900v1500">
          <text:p/>
        </draw:connector>
        <draw:line draw:style-name="gr4" draw:text-style-name="P1" xml:id="id33" draw:id="id33" draw:layer="layout" svg:x1="0.7cm" svg:y1="6.6cm" svg:x2="1.8cm" svg:y2="6.6cm">
          <text:p/>
        </draw:line>
        <draw:connector draw:style-name="gr5" draw:text-style-name="P1" draw:layer="layout" draw:type="curve" svg:x1="19.1cm" svg:y1="3.4cm" svg:x2="20.6cm" svg:y2="4.9cm" draw:start-shape="id13" draw:start-glue-point="8" draw:end-shape="id16" draw:end-glue-point="4" svg:d="m19100 3400c0 1126 1500 377 1500 1500">
          <text:p/>
        </draw:connector>
        <draw:custom-shape draw:style-name="gr1" draw:text-style-name="P1" xml:id="id18" draw:id="id18" draw:layer="layout" svg:width="1cm" svg:height="1cm" svg:x="18.1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7.6cm" svg:y1="5.9cm" svg:x2="18.6cm" svg:y2="7.4cm" draw:start-shape="id14" draw:start-glue-point="8" draw:end-shape="id18" draw:end-glue-point="4" svg:d="m17600 5900c0 1126 1000 377 1000 1500">
          <text:p/>
        </draw:connector>
        <draw:custom-shape draw:style-name="gr1" draw:text-style-name="P1" xml:id="id14" draw:id="id14" draw:layer="layout" svg:width="1cm" svg:height="1cm" svg:x="17.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cm" svg:height="1cm" svg:x="20.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1cm" svg:height="1cm" svg:x="27.1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9" draw:id="id19" draw:layer="layout" svg:width="1cm" svg:height="1cm" svg:x="25.6cm" svg:y="2.4cm">
          <text:p text:style-name="P1">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1" draw:id="id21" draw:layer="layout" svg:width="1cm" svg:height="1cm" svg:x="23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26.1cm" svg:y1="3.4cm" svg:x2="24.6cm" svg:y2="4.9cm" draw:start-shape="id19" draw:start-glue-point="8" draw:end-shape="id20" draw:end-glue-point="4" svg:d="m26100 3400c0 1126-1500 377-1500 1500">
          <text:p/>
        </draw:connector>
        <draw:connector draw:style-name="gr10" draw:text-style-name="P1" draw:layer="layout" draw:type="curve" svg:x1="24.6cm" svg:y1="5.9cm" svg:x2="23.7cm" svg:y2="7.4cm" draw:start-shape="id20" draw:start-glue-point="8" draw:end-shape="id21" draw:end-glue-point="4" svg:d="m24600 5900c0 1144-900 395-900 1500">
          <text:p/>
        </draw:connector>
        <draw:connector draw:style-name="gr5" draw:text-style-name="P1" draw:layer="layout" draw:type="curve" svg:x1="27.6cm" svg:y1="5.9cm" svg:x2="27.6cm" svg:y2="7.4cm" draw:start-shape="id22" draw:start-glue-point="8" draw:end-shape="id23" draw:end-glue-point="4" svg:d="m27600 5900v1500">
          <text:p/>
        </draw:connector>
        <draw:connector draw:style-name="gr5" draw:text-style-name="P1" draw:layer="layout" draw:type="curve" svg:x1="26.1cm" svg:y1="3.4cm" svg:x2="27.6cm" svg:y2="4.9cm" draw:start-shape="id19" draw:start-glue-point="8" draw:end-shape="id22" draw:end-glue-point="4" svg:d="m26100 3400c0 1144 1500 395 1500 1500">
          <text:p/>
        </draw:connector>
        <draw:custom-shape draw:style-name="gr8" draw:text-style-name="P1" xml:id="id24" draw:id="id24" draw:layer="layout" svg:width="1cm" svg:height="1cm" svg:x="25.1cm" svg:y="7.4cm">
          <text:p text:style-name="P1">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24.6cm" svg:y1="5.9cm" svg:x2="25.6cm" svg:y2="7.4cm" draw:start-shape="id20" draw:start-glue-point="8" draw:end-shape="id24" draw:end-glue-point="4" svg:d="m24600 5900c0 1126 1000 377 1000 1500">
          <text:p/>
        </draw:connector>
        <draw:custom-shape draw:style-name="gr8" draw:text-style-name="P1" xml:id="id20" draw:id="id20" draw:layer="layout" svg:width="1cm" svg:height="1cm" svg:x="24.1cm" svg:y="4.9cm">
          <text:p text:style-name="P1">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1cm" svg:height="1cm" svg:x="27.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1cm" svg:height="1cm" svg:x="6.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1cm" svg:height="1cm" svg:x="13.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1cm" svg:height="1cm" svg:x="20.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1cm" svg:height="1cm" svg:x="27.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" draw:id="id29" draw:layer="layout" svg:width="1cm" svg:height="1cm" svg:x="11.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1cm" svg:height="1cm" svg:x="18.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1" draw:id="id31" draw:layer="layout" svg:width="1cm" svg:height="1cm" svg:x="25.1cm" svg:y="9.9cm">
          <text:p text:style-name="P1">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6cm" svg:y1="8.4cm" svg:x2="6.6cm" svg:y2="9.9cm" draw:start-shape="id5" draw:start-glue-point="8" draw:end-shape="id25" draw:end-glue-point="4" svg:d="m6600 8400v1500">
          <text:p/>
        </draw:connector>
        <draw:connector draw:style-name="gr5" draw:text-style-name="P1" draw:layer="layout" draw:type="curve" svg:x1="13.6cm" svg:y1="8.4cm" svg:x2="13.6cm" svg:y2="9.9cm" draw:start-shape="id11" draw:start-glue-point="8" draw:end-shape="id26" draw:end-glue-point="4" svg:d="m13600 8400v1500">
          <text:p/>
        </draw:connector>
        <draw:connector draw:style-name="gr5" draw:text-style-name="P1" draw:layer="layout" draw:type="curve" svg:x1="20.6cm" svg:y1="8.4cm" svg:x2="20.6cm" svg:y2="9.9cm" draw:start-shape="id17" draw:start-glue-point="8" draw:end-shape="id27" draw:end-glue-point="4" svg:d="m20600 8400v1500">
          <text:p/>
        </draw:connector>
        <draw:connector draw:style-name="gr5" draw:text-style-name="P1" draw:layer="layout" draw:type="curve" svg:x1="27.6cm" svg:y1="8.4cm" svg:x2="27.6cm" svg:y2="9.9cm" draw:start-shape="id23" draw:start-glue-point="8" draw:end-shape="id28" draw:end-glue-point="4" svg:d="m27600 8400v1500">
          <text:p/>
        </draw:connector>
        <draw:connector draw:style-name="gr6" draw:text-style-name="P1" draw:layer="layout" draw:type="curve" svg:x1="11.6cm" svg:y1="8.4cm" svg:x2="11.6cm" svg:y2="9.9cm" draw:start-shape="id12" draw:start-glue-point="8" draw:end-shape="id29" draw:end-glue-point="4" svg:d="m11600 8400v1500">
          <text:p/>
        </draw:connector>
        <draw:connector draw:style-name="gr5" draw:text-style-name="P1" draw:layer="layout" draw:type="curve" svg:x1="18.6cm" svg:y1="8.4cm" svg:x2="18.6cm" svg:y2="9.9cm" draw:start-shape="id18" draw:start-glue-point="8" draw:end-shape="id30" draw:end-glue-point="4" svg:d="m18600 8400v1500">
          <text:p/>
        </draw:connector>
        <draw:connector draw:style-name="gr11" draw:text-style-name="P1" draw:layer="layout" draw:type="curve" svg:x1="25.6cm" svg:y1="8.4cm" svg:x2="25.6cm" svg:y2="9.9cm" draw:start-shape="id24" draw:start-glue-point="8" draw:end-shape="id31" draw:end-glue-point="4" svg:d="m25600 8400v1500">
          <text:p/>
        </draw:connector>
        <draw:line draw:style-name="gr12" draw:text-style-name="P1" draw:layer="layout" svg:x1="18.1cm" svg:y1="13.4cm" svg:x2="19.2cm" svg:y2="13.4cm">
          <text:p/>
        </draw:line>
        <draw:frame draw:style-name="gr13" draw:layer="layout" svg:width="2.576cm" svg:height="0.962cm" svg:x="19.3cm" svg:y="12.938cm">
          <draw:text-box>
            <text:p>horizon</text:p>
          </draw:text-box>
        </draw:frame>
        <draw:line draw:style-name="gr14" draw:text-style-name="P1" draw:layer="layout" svg:x1="18.6cm" svg:y1="10.9cm" svg:x2="18.6cm" svg:y2="13.4cm">
          <text:p/>
        </draw:line>
        <draw:frame draw:style-name="gr13" draw:layer="layout" svg:width="3cm" svg:height="0.962cm" svg:x="3.6cm" svg:y="1cm">
          <draw:text-box>
            <text:p>selection</text:p>
          </draw:text-box>
        </draw:frame>
        <draw:frame draw:style-name="gr13" draw:layer="layout" svg:width="3.385cm" svg:height="0.962cm" svg:x="10.4cm" svg:y="1cm">
          <draw:text-box>
            <text:p>expansion</text:p>
          </draw:text-box>
        </draw:frame>
        <draw:frame draw:style-name="gr13" draw:layer="layout" svg:width="3.351cm" svg:height="0.962cm" svg:x="17.4cm" svg:y="1cm">
          <draw:text-box>
            <text:p>simulation</text:p>
          </draw:text-box>
        </draw:frame>
        <draw:frame draw:style-name="gr13" draw:layer="layout" svg:width="3.842cm" svg:height="0.962cm" svg:x="24.2cm" svg:y="1cm">
          <draw:text-box>
            <text:p>propagation</text:p>
          </draw:text-box>
        </draw:frame>
        <draw:line draw:style-name="gr4" draw:text-style-name="P1" draw:layer="layout" svg:x1="21.8cm" svg:y1="6.6cm" svg:x2="22.9cm" svg:y2="6.6cm">
          <text:p/>
        </draw:line>
        <draw:line draw:style-name="gr15" draw:text-style-name="P1" xml:id="id32" draw:id="id32" draw:layer="layout" svg:x1="28.8cm" svg:y1="6.6cm" svg:x2="29.9cm" svg:y2="6.6cm">
          <text:p/>
        </draw:line>
        <draw:connector draw:style-name="gr16" draw:text-style-name="P1" draw:layer="layout" draw:line-skew="-5.55cm" svg:x1="29.9cm" svg:y1="6.6cm" svg:x2="0.7cm" svg:y2="6.6cm" draw:start-shape="id32" draw:start-glue-point="1" draw:end-shape="id33" draw:end-glue-point="3" svg:d="m29900 6600v-6238h-29200v6238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30.2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5T16:40:27</meta:creation-date>
    <dc:date>2012-05-18T07:19:23</dc:date>
    <meta:editing-duration>PT3H50M33S</meta:editing-duration>
    <meta:editing-cycles>27</meta:editing-cycles>
    <meta:generator>LibreOffice/3.4$Unix LibreOffice_project/340m1$Build-402</meta:generator>
    <meta:document-statistic meta:object-count="71"/>
  </office:meta>
</office:document-meta>
</file>